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  <style:text-properties style:font-name="Times New Roman" fo:font-weight="bold" style:font-weight-asian="bold"/>
    </style:style>
    <style:style style:name="P6" style:family="paragraph" style:parent-style-name="Standard" style:list-style-name="WWNum4">
      <style:paragraph-properties fo:margin-left="1in" fo:margin-right="0in" fo:text-indent="-0.25in" style:auto-text-indent="false"/>
      <style:text-properties style:font-name="Times New Roman"/>
    </style:style>
    <style:style style:name="P7" style:family="paragraph" style:parent-style-name="Standard" style:list-style-name="WWNum6">
      <style:paragraph-properties fo:margin-left="1in" fo:margin-right="0in" fo:text-indent="-0.25in" style:auto-text-indent="false"/>
      <style:text-properties style:font-name="Times New Roman"/>
    </style:style>
    <style:style style:name="P8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  <style:text-properties style:font-name="Times New Roman"/>
    </style:style>
    <style:style style:name="P9" style:family="paragraph" style:parent-style-name="Standard" style:list-style-name="WWNum5">
      <style:paragraph-properties fo:margin-left="1in" fo:margin-right="0in" fo:text-indent="-0.25in" style:auto-text-indent="false"/>
      <style:text-properties style:font-name="Times New Roman"/>
    </style:style>
    <style:style style:name="P10" style:family="paragraph" style:parent-style-name="Standard" style:master-page-name="Standard">
      <style:paragraph-properties style:page-number="1"/>
      <style:text-properties style:font-name="Times New Roman" fo:font-weight="bold" style:font-weight-asian="bold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style:font-name="Times New Roman"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4" style:family="text">
      <style:text-properties fo:color="#1155cc" style:font-name="Times New Roman"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ELOMPOK 7 : Kendaraan yang keluar dari tirto menuju arah Batu </text:p>
      <text:p text:style-name="P1">Harap membaca setiap pertanyaan yang dibuat oleh masing masing anggota . jangan sampai ada yang sama satu dengan yang lainnya . Terima kasih </text:p>
      <text:p text:style-name="P1"/>
      <text:list xml:id="list1208896476" text:style-name="WWNum1">
        <text:list-item>
          <text:p text:style-name="P5">Zein (5 Pertanyaan)</text:p>
        </text:list-item>
      </text:list>
      <text:list xml:id="list2446937817" text:style-name="WWNum4">
        <text:list-item>
          <text:p text:style-name="P6">Menggunakan motor sebagai sarana berpergian</text:p>
        </text:list-item>
        <text:list-item>
          <text:p text:style-name="P6">Meggunakan motor sebagai sarana berpergian ke kampus</text:p>
        </text:list-item>
        <text:list-item>
          <text:p text:style-name="P6">Menggunakan jasa ojek online sebagai sarana berpergian</text:p>
        </text:list-item>
        <text:list-item>
          <text:p text:style-name="P6">Melewati gapura Tirto Utomo pada hari sabtu atau minggu</text:p>
        </text:list-item>
        <text:list-item>
          <text:p text:style-name="P6">Memasuki UMM melewati gerbang utama</text:p>
        </text:list-item>
      </text:list>
      <text:p text:style-name="P11"/>
      <text:list xml:id="list121748417745729" text:continue-list="list1208896476" text:style-name="WWNum1">
        <text:list-item>
          <text:p text:style-name="P5">Azmii (5 Pertanyaan)</text:p>
        </text:list-item>
      </text:list>
      <text:list xml:id="list578997409" text:style-name="WWNum6">
        <text:list-item>
          <text:p text:style-name="P7">Mendapati kemacetan pada saat melewati gapura Tirto Utomo</text:p>
        </text:list-item>
        <text:list-item>
          <text:p text:style-name="P7">Melalui gapura Tirto Utomo pada saat jam tengah malam<text:span text:style-name="T1"> </text:span></text:p>
        </text:list-item>
        <text:list-item>
          <text:p text:style-name="P7">Melewati gapura Tirto Utomo sebagai jalur alternatif </text:p>
        </text:list-item>
        <text:list-item>
          <text:p text:style-name="P7">Menggunakan jasa ojek online (mobil) sebagai transportasi alternatif</text:p>
        </text:list-item>
        <text:list-item>
          <text:p text:style-name="P7">Melewati gapura Tirto utomo pada saat <text:span text:style-name="T2">Weekday </text:span>(Senin - Jumat)</text:p>
        </text:list-item>
      </text:list>
      <text:p text:style-name="P11"/>
      <text:list xml:id="list121746845456790" text:continue-list="list121748417745729" text:style-name="WWNum1">
        <text:list-item>
          <text:p text:style-name="P5">Putera (5 Pertanyaan)</text:p>
        </text:list-item>
      </text:list>
      <text:list xml:id="list329506360" text:style-name="WWNum2">
        <text:list-item>
          <text:p text:style-name="P8">Jalan Tirto Utomo selalu padat kendaraan</text:p>
        </text:list-item>
        <text:list-item>
          <text:p text:style-name="P8">Melewati jalan Tirto Utomo menggunakan mobil</text:p>
        </text:list-item>
        <text:list-item>
          <text:p text:style-name="P8">Melewati jalan Tirto Utomo untuk pergi ke kampus</text:p>
        </text:list-item>
        <text:list-item>
          <text:p text:style-name="P8">Membeli makanan atau minuman yang berlokasi di Tirto Utomo menggunakan motor</text:p>
        </text:list-item>
        <text:list-item>
          <text:p text:style-name="P8">Membeli makanan atau minuman yang berlokasi di Tirto Utomo menggunakan mobil</text:p>
        </text:list-item>
      </text:list>
      <text:p text:style-name="P2"/>
      <text:list xml:id="list121748188563841" text:continue-list="list121746845456790" text:style-name="WWNum1">
        <text:list-item>
          <text:p text:style-name="P5">Fiqry (5 Pertanyaan)</text:p>
        </text:list-item>
      </text:list>
      <text:list xml:id="list2271508887" text:style-name="WWNum5">
        <text:list-item>
          <text:p text:style-name="P9">Menggunakan jasa ojek online untuk order makanan daerah tirto</text:p>
        </text:list-item>
        <text:list-item>
          <text:p text:style-name="P9">Menggunakan mobil untuk sarana berpergian</text:p>
        </text:list-item>
        <text:list-item>
          <text:p text:style-name="P9">Menggunakan jasa ojek online ke kampus melewati tirto utomo</text:p>
        </text:list-item>
        <text:list-item>
          <text:p text:style-name="P9">Melewati gapura tirto utomo setiap hari menggunakan jasa ojek online</text:p>
        </text:list-item>
        <text:list-item>
          <text:p text:style-name="P9">Melewati gapura tirto utomo setiap hari menggunakan mobil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Semua pertanyaan diatas menggunakan skala likert sebagai berikut</text:p>
      <text:p text:style-name="P3">SS (Skor 5) = Sangat Sering</text:p>
      <text:p text:style-name="P3">SR (Skor 4) = Sering</text:p>
      <text:p text:style-name="P3">KK (Skor 3) = Kadang kadang</text:p>
      <text:p text:style-name="P3">JR (Skor 2) = Jarang</text:p>
      <text:p text:style-name="P3">TP (Skor 1) = Tidak Pernah</text:p>
      <text:p text:style-name="P2"/>
      <text:p text:style-name="P2"/>
      <text:p text:style-name="P2"/>
      <text:p text:style-name="P2"/>
      <text:p text:style-name="P2">Referensi : </text:p>
      <text:list xml:id="list3446900812" text:style-name="WWNum3">
        <text:list-item>
          <text:p text:style-name="P4"><text:a xlink:type="simple" xlink:href="https://thegorbalsla.com/contoh-kuesioner/#Contoh_Kuesioner_Penelitian" text:style-name="ListLabel_20_55" text:visited-style-name="ListLabel_20_55"><text:span text:style-name="T4">https://thegorbalsla.com/contoh-kuesioner/#Contoh_Kuesioner_Penelitian</text:span></text:a></text:p>
        </text:list-item>
        <text:list-item>
          <text:p text:style-name="P4"><text:a xlink:type="simple" xlink:href="https://digilib.esaunggul.ac.id/public/UEU-Undergraduate-6017-LAMPIRAN.pdf" text:style-name="ListLabel_20_55" text:visited-style-name="ListLabel_20_55"><text:span text:style-name="T4">https://digilib.esaunggul.ac.id/public/UEU-Undergraduate-6017-LAMPIRAN.pdf</text:span></text:a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text-align="center" style:justify-single-word="false" fo:keep-together="always" fo:text-indent="0in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keep-together="always" fo:text-indent="-0.25in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1.1807in" fo:margin-left="1.5744in" fo:margin-right="1.1807in" fo:background-color="#ffffff" style:writing-mode="lr-tb" style:layout-grid-color="#c0c0c0" style:layout-grid-lines="23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1.2$Linux_X86_64 LibreOffice_project/30$Build-2</meta:generator>
    <dc:date>2019-10-07T12:17:46.376367209</dc:date>
    <meta:editing-duration>PT12S</meta:editing-duration>
    <meta:editing-cycles>1</meta:editing-cycles>
    <meta:document-statistic meta:table-count="0" meta:image-count="0" meta:object-count="0" meta:page-count="2" meta:paragraph-count="35" meta:word-count="270" meta:character-count="1757" meta:non-whitespace-character-count="1542"/>
  </office:meta>
</office:document-meta>
</file>